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063in"/>
    </style:style>
    <style:style style:name="co2" style:family="table-column">
      <style:table-column-properties fo:break-before="auto" style:column-width="9.5in"/>
    </style:style>
    <style:style style:name="co3" style:family="table-column">
      <style:table-column-properties fo:break-before="auto" style:column-width="9.6252in"/>
    </style:style>
    <style:style style:name="co4" style:family="table-column">
      <style:table-column-properties fo:break-before="auto" style:column-width="0.916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1" table:default-cell-style-name="ce1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Searc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ven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fe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Location selecti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Imprint and contac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{{appName}}</text:p>
          </table:table-cell>
          <table:table-cell office:value-type="string" calcext:value-type="string">
            <text:p>Imprint and contacts - {{appName}}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 office:value-type="string" calcext:value-type="string">
            <text:p>Points of interes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Page not locate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p.pageTitles.tunews</text:p>
          </table:table-cell>
          <table:table-cell table:number-columns-repeated="2" office:value-type="string" calcext:value-type="string">
            <text:p>tünew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 office:value-type="string" calcext:value-type="string">
            <text:p>Local new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{{appName}}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{{appName}} is your digital guide to life in Germany. Discover local information, events and advice. Always up to date and available in your own languag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Create a PD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Sorry, but your language is not available he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Choose a languag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</text:p>
          </table:table-cell>
          <table:table-cell office:value-type="string" calcext:value-type="string">
            <text:p>Last update: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Local informati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fe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ven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ashboard.news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New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ashboard.newsAlternative</text:p>
          </table:table-cell>
          <table:table-cell office:value-type="string" calcext:value-type="string">
            <text:p>Neuigkeiten</text:p>
          </table:table-cell>
          <table:table-cell office:value-type="string" calcext:value-type="string">
            <text:p>New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Sorry, but this language is not available he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Sorry, but this city could not be fou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Sorry, but the requested page could not be fou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Sorry, but this event could not be fou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Sorry, but this offer could not be fou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Sorry, but this point of interest could not be fou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Sorry, but the requested page could not be fou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The connection to the server fail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The request could not be process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An error occurred while processing the server's respon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An unknown error occurr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Try agai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Sorry, but the requested page could not be load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Choose a language: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Go to the homepag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Go to categori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Go to even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Go to offe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Erro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An error occurre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Unfortunately, changing the language fail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The selected language is not available if you are offline. An active internet connection is requir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Locati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ven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No events are currently availab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Technical functio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Contents of {{city}}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Offer "{{offer}}"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Contacts and impri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Search fo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Content of the page "{{page}}"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Content of the event "{{event}}"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Se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An error occurred while sending the feedbac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feedback</text:p>
          </table:table-cell>
          <table:table-cell table:number-columns-repeated="2" office:value-type="string" calcext:value-type="string">
            <text:p>Feedbac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What was helpful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What can we improve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What is the feedback for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Is this site useful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Usefu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Not usefu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Sorry, we could not find any matching resul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Your feedback..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Not found what you were looking for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What information is missing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Feedback se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{{appName}}-App zu verbessern. Wir würden uns über weiteres Feedback freuen.</text:p>
          </table:table-cell>
          <table:table-cell office:value-type="string" calcext:value-type="string">
            <text:p>Thank you for your feedback. This will help us to improve our content and the {{appName}} app. We would be happy to receive further feedbac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Clos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This site is not usefu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This site is usefu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{{appName}}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{{appName}} ist Ihr digitaler Guide für Deutschland</text:p>
          </table:table-cell>
          <table:table-cell office:value-type="string" calcext:value-type="string">
            <text:p>{{appName}} is your digital guide to life in German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Searc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Find the right information based on keyword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Changing the languag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Changing the language on individual pages is simpl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ven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Current events and dates in the surrounding are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fe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Job search, internship search and more in the are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Setting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{{appName}}-App, ...</text:p>
          </table:table-cell>
          <table:table-cell office:value-type="string" calcext:value-type="string">
            <text:p>By clicking on "{{accept}}" I accept the {{appName}} app, ..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App stabilit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{{appName}} zu verbessern</text:p>
          </table:table-cell>
          <table:table-cell office:value-type="string" calcext:value-type="string">
            <text:p>...improving {{appName}} by automatically sending crash repor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ush notificatio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send me push notifications on the latest local new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Nearby locatio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suggest nearby locations to me with the help of my GPS locati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Sk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Continu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Abor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Sav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Adap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Refus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Accep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Data protection polic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Search for a cit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Nearby locatio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No nearby locations fou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No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To display nearby locations, location services must be activ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 office:value-type="string" calcext:value-type="string">
            <text:p>Location access require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 office:value-type="string" calcext:value-type="string">
            <text:p>Determining location…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 office:value-type="string" calcext:value-type="string">
            <text:p>Location determination is deactivate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 office:value-type="string" calcext:value-type="string">
            <text:p>Location determination faile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 office:value-type="string" calcext:value-type="string">
            <text:p>Refresh nearby locatio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Imprint and contac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Data protecti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fe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Local informati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ven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No even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New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Not available in other languag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No translation availabl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Searc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Change locati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Change languag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Setting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Sha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Canc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Just found: {{message}}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Unfortunately an error occurred when sharing the conte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Impri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New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 office:value-type="string" calcext:value-type="string">
            <text:p>New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 office:value-type="string" calcext:value-type="string">
            <text:p>Local new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 office:value-type="string" calcext:value-type="string">
            <text:p>Local new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ews.local</text:p>
          </table:table-cell>
          <table:table-cell office:value-type="string" calcext:value-type="string">
            <text:p>Lokal</text:p>
          </table:table-cell>
          <table:table-cell office:value-type="string" calcext:value-type="string">
            <text:p>Loc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 office:value-type="string" calcext:value-type="string">
            <text:p>Continu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 office:value-type="string" calcext:value-type="string">
            <text:p>There is no news at the mome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 office:value-type="string" calcext:value-type="string">
            <text:p>Currently there are no new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fe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Searc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App stabilit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{{appName}}-App verbessern</text:p>
          </table:table-cell>
          <table:table-cell office:value-type="string" calcext:value-type="string">
            <text:p>Improve the {{appName}} app by automatically sending crash repor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ush notificatio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Receive push notifications for the latest local new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Nearby locatio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Receive suggestions for nearby locations with the help of GPS location servic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{{appName}}</text:p>
          </table:table-cell>
          <table:table-cell office:value-type="string" calcext:value-type="string">
            <text:p>About {{appName}}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Data protection polic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ttings.version</text:p>
          </table:table-cell>
          <table:table-cell table:number-columns-repeated="2" office:value-type="string" calcext:value-type="string">
            <text:p>Version: {{version}}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Open source licenc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Allow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Deactivate featu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 office:value-type="string" calcext:value-type="string">
            <text:p>Location access required to suggest nearby locatio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 office:value-type="string" calcext:value-type="string">
            <text:p>Permissions required to send push notificatio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 office:value-type="string" calcext:value-type="string">
            <text:p>Deactivate <text:s text:c="2"/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 office:value-type="string" calcext:value-type="string">
            <text:p>Get the latest information from the WHO about coronavir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 office:value-type="string" calcext:value-type="string">
            <text:p>https://www.who.int/emergencies/diseases/novel-coronavirus-2019/advice-for-publi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 office:value-type="string" calcext:value-type="string">
            <text:p>Learn mo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Dismis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No offers availabl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No offers availab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Heatin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Water/waste wat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Refuse collecti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Chimney swee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Oth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Garage/parking plac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Oth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Kitch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throo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wc</text:p>
          </table:table-cell>
          <table:table-cell table:number-columns-repeated="2" office:value-type="string" calcext:value-type="string">
            <text:p>W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Children’s room 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Children’s room 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Children’s room 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Bedroo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Living roo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Hallwa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Storage roo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Cella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Balcony/terrace</text:p>
          </table:table-cell>
          <table:table-cell table:number-columns-repeated="61"/>
        </table:table-row>
        <table:table-row table:style-name="ro1" table:number-rows-repeated="104839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  <dc:date>2020-08-18T12:18:56.978517335</dc:date>
    <meta:editing-duration>PT23S</meta:editing-duration>
    <meta:editing-cycles>1</meta:editing-cycles>
    <meta:document-statistic meta:table-count="1" meta:cell-count="528" meta:object-count="0"/>
  </office:meta>
</office:document-meta>
</file>